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c339" officeooo:paragraph-rsid="001dc339"/>
    </style:style>
    <style:style style:name="P2" style:family="paragraph" style:parent-style-name="Standard">
      <style:text-properties fo:color="#800000" fo:font-size="13pt" officeooo:rsid="001dc339" officeooo:paragraph-rsid="001dc339" style:font-size-asian="13pt" style:font-size-complex="13pt"/>
    </style:style>
    <style:style style:name="P3" style:family="paragraph" style:parent-style-name="Standard">
      <style:text-properties officeooo:rsid="001fa5a2" officeooo:paragraph-rsid="001fa5a2"/>
    </style:style>
    <style:style style:name="P4" style:family="paragraph" style:parent-style-name="Standard">
      <style:text-properties officeooo:rsid="002090a7" officeooo:paragraph-rsid="002090a7"/>
    </style:style>
    <style:style style:name="P5" style:family="paragraph" style:parent-style-name="Standard">
      <style:text-properties officeooo:rsid="0020a14e" officeooo:paragraph-rsid="0020a14e"/>
    </style:style>
    <style:style style:name="P6" style:family="paragraph" style:parent-style-name="Standard">
      <style:text-properties officeooo:rsid="0028a0ff" officeooo:paragraph-rsid="0028a0ff"/>
    </style:style>
    <style:style style:name="P7" style:family="paragraph" style:parent-style-name="Standard">
      <style:text-properties officeooo:rsid="0024fc9b" officeooo:paragraph-rsid="0024fc9b" fo:background-color="#ffff00"/>
    </style:style>
    <style:style style:name="P8" style:family="paragraph" style:parent-style-name="Standard">
      <style:text-properties officeooo:rsid="0028b1fd" officeooo:paragraph-rsid="0028b1fd"/>
    </style:style>
    <style:style style:name="P9" style:family="paragraph" style:parent-style-name="Standard">
      <style:text-properties officeooo:rsid="0024fc9b" officeooo:paragraph-rsid="0024fc9b"/>
    </style:style>
    <style:style style:name="P10" style:family="paragraph" style:parent-style-name="Standard">
      <style:text-properties officeooo:rsid="0028c67c" officeooo:paragraph-rsid="0028c67c"/>
    </style:style>
    <style:style style:name="P11" style:family="paragraph" style:parent-style-name="Standard">
      <style:text-properties officeooo:rsid="002a48c3" officeooo:paragraph-rsid="002a48c3"/>
    </style:style>
    <style:style style:name="P12" style:family="paragraph" style:parent-style-name="Standard">
      <style:text-properties officeooo:rsid="002bd270" officeooo:paragraph-rsid="002bd270"/>
    </style:style>
    <style:style style:name="P13" style:family="paragraph" style:parent-style-name="Standard">
      <style:text-properties fo:font-size="14pt" fo:font-weight="bold" officeooo:rsid="002bd270" officeooo:paragraph-rsid="002bd270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2c2e63" officeooo:paragraph-rsid="002c2e63"/>
    </style:style>
    <style:style style:name="P15" style:family="paragraph" style:parent-style-name="Standard">
      <style:text-properties officeooo:rsid="002e2615" officeooo:paragraph-rsid="002e2615"/>
    </style:style>
    <style:style style:name="P16" style:family="paragraph" style:parent-style-name="Standard">
      <style:text-properties officeooo:rsid="00326846" officeooo:paragraph-rsid="00326846"/>
    </style:style>
    <style:style style:name="P17" style:family="paragraph" style:parent-style-name="Standard">
      <style:text-properties officeooo:rsid="0034804d" officeooo:paragraph-rsid="0034804d"/>
    </style:style>
    <style:style style:name="P18" style:family="paragraph" style:parent-style-name="Standard">
      <style:text-properties officeooo:rsid="0034f6e9" officeooo:paragraph-rsid="0034f6e9"/>
    </style:style>
    <style:style style:name="P19" style:family="paragraph" style:parent-style-name="Standard">
      <style:text-properties fo:color="#000000" officeooo:rsid="0034f6e9" officeooo:paragraph-rsid="0034f6e9"/>
    </style:style>
    <style:style style:name="P20" style:family="paragraph" style:parent-style-name="Standard">
      <style:text-properties fo:color="#000000" officeooo:rsid="00350cd1" officeooo:paragraph-rsid="00350cd1"/>
    </style:style>
    <style:style style:name="P21" style:family="paragraph" style:parent-style-name="Standard">
      <style:text-properties fo:color="#000000" officeooo:rsid="00363648" officeooo:paragraph-rsid="00363648"/>
    </style:style>
    <style:style style:name="P22" style:family="paragraph" style:parent-style-name="Standard">
      <style:text-properties fo:color="#000000" officeooo:rsid="0036abd6" officeooo:paragraph-rsid="0036abd6"/>
    </style:style>
    <style:style style:name="P23" style:family="paragraph" style:parent-style-name="Standard">
      <style:text-properties fo:color="#000000" officeooo:rsid="0038524c" officeooo:paragraph-rsid="0038524c"/>
    </style:style>
    <style:style style:name="P2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4804d" officeooo:paragraph-rsid="002e2615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4804d" officeooo:paragraph-rsid="0034804d"/>
    </style:style>
    <style:style style:name="P2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officeooo:rsid="00363648" officeooo:paragraph-rsid="00350cd1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officeooo:rsid="0036abd6" officeooo:paragraph-rsid="00363648"/>
    </style:style>
    <style:style style:name="P28" style:family="paragraph" style:parent-style-name="Standard" style:list-style-name="L1">
      <style:text-properties officeooo:rsid="002090a7" officeooo:paragraph-rsid="002090a7"/>
    </style:style>
    <style:style style:name="P29" style:family="paragraph" style:parent-style-name="Standard" style:list-style-name="L1">
      <style:text-properties officeooo:rsid="0020a14e" officeooo:paragraph-rsid="0020a14e"/>
    </style:style>
    <style:style style:name="P30" style:family="paragraph" style:parent-style-name="Standard" style:list-style-name="L2">
      <style:text-properties fo:color="#000000" officeooo:rsid="0038524c" officeooo:paragraph-rsid="0038524c"/>
    </style:style>
    <style:style style:name="P31" style:family="paragraph" style:parent-style-name="Standard" style:list-style-name="L2">
      <style:text-properties fo:color="#000000" officeooo:rsid="003ce48e" officeooo:paragraph-rsid="003ce48e"/>
    </style:style>
    <style:style style:name="P32" style:family="paragraph" style:parent-style-name="Standard" style:list-style-name="L2">
      <style:text-properties fo:color="#000000" officeooo:rsid="003e4a00" officeooo:paragraph-rsid="003e4a00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text-properties fo:font-size="18pt" style:font-size-asian="18pt" style:font-size-complex="18pt"/>
    </style:style>
    <style:style style:name="P3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90a7"/>
    </style:style>
    <style:style style:name="T3" style:family="text">
      <style:text-properties officeooo:rsid="00220d1d"/>
    </style:style>
    <style:style style:name="T4" style:family="text">
      <style:text-properties officeooo:rsid="0025b568"/>
    </style:style>
    <style:style style:name="T5" style:family="text">
      <style:text-properties officeooo:rsid="0026a581"/>
    </style:style>
    <style:style style:name="T6" style:family="text">
      <style:text-properties officeooo:rsid="0028593a"/>
    </style:style>
    <style:style style:name="T7" style:family="text">
      <style:text-properties officeooo:rsid="002f19ac"/>
    </style:style>
    <style:style style:name="T8" style:family="text">
      <style:text-properties officeooo:rsid="0030e1ca"/>
    </style:style>
    <style:style style:name="T9" style:family="text">
      <style:text-properties officeooo:rsid="00326846"/>
    </style:style>
    <style:style style:name="T10" style:family="text">
      <style:text-properties fo:color="#800000"/>
    </style:style>
    <style:style style:name="T11" style:family="text">
      <style:text-properties style:use-window-font-color="true"/>
    </style:style>
    <style:style style:name="T12" style:family="text">
      <style:text-properties fo:color="#000000"/>
    </style:style>
    <style:style style:name="T13" style:family="text">
      <style:text-properties fo:color="#cc0000"/>
    </style:style>
    <style:style style:name="T14" style:family="text">
      <style:text-properties officeooo:rsid="0036abd6"/>
    </style:style>
    <style:style style:name="T15" style:family="text">
      <style:text-properties officeooo:rsid="0038524c"/>
    </style:style>
    <style:style style:name="T16" style:family="text">
      <style:text-properties officeooo:rsid="00389018"/>
    </style:style>
    <style:style style:name="T17" style:family="text">
      <style:text-properties officeooo:rsid="003e4a00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3cm" svg:stroke-color="#000000" draw:marker-start-width="0.801cm" draw:marker-end-width="0.801cm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CHISIO</text:p>
      <text:p text:style-name="P2"/>
      <text:p text:style-name="P2">HTML</text:p>
      <text:p text:style-name="P1"/>
      <text:p text:style-name="P1"><text:span text:style-name="T1">Colspan e rowspan</text:span> servono a fare celle unite,lo dichiaro sulla prima cella. Devo dirgli per quante celle si espandere, tolgo di conseguenza le celle che non servono</text:p>
      <text:p text:style-name="P1"/>
      <text:p text:style-name="P3">Bordi tabella: attributo border: (decido colore spessore e stile<text:span text:style-name="T2">)</text:span></text:p>
      <text:p text:style-name="P3"/>
      <text:p text:style-name="P4">lo stile posso indicarlo </text:p>
      <text:list xml:id="list2609179278867717578" text:style-name="L1">
        <text:list-item>
          <text:p text:style-name="P28">in linea (direttamente sull’oggetto)</text:p>
        </text:list-item>
        <text:list-item>
          <text:p text:style-name="P28">incorporato (sull’head come tag a parte)</text:p>
          <text:p text:style-name="P29">posso darlo al tag indicando il nome es td <text:span text:style-name="T3">(chiamato selettore css)</text:span></text:p>
        </text:list-item>
      </text:list>
      <text:p text:style-name="P5"><text:tab/><text:span text:style-name="T4">all’id di un oggetto con #nomeid <text:s/>nometag#nomeid (es td#cellaspeciale)</text:span></text:p>
      <text:p text:style-name="P5"><text:tab/><text:span text:style-name="T4">alla classe cioè una serie di oggetti nometag.classe (es td.giocatore1)</text:span></text:p>
      <text:p text:style-name="P5"><text:tab/><text:span text:style-name="T5">al td di una specifica tabella a cui ho dato id #nomeid tag (#tabella1 td)</text:span></text:p>
      <text:p text:style-name="P5"><text:tab/><text:span text:style-name="T6">alla pseudo classe (.. i 7° elementi) </text:span></text:p>
      <text:p text:style-name="P5"/>
      <text:p text:style-name="P8">pseudoclasse hover le caratteristiche dell’oggetto quando passo sopra con il mouse</text:p>
      <text:p text:style-name="P5"/>
      <text:p text:style-name="P7">F12</text:p>
      <text:p text:style-name="P7"/>
      <text:p text:style-name="P7">Elements = HTML</text:p>
      <text:p text:style-name="P7"/>
      <text:p text:style-name="P7">Source = tutti i file html css java ….</text:p>
      <text:p text:style-name="P7"/>
      <text:p text:style-name="P6">CodePens strumenti per provare i fogli di stile</text:p>
      <text:p text:style-name="P9"/>
      <text:p text:style-name="P9"/>
      <text:p text:style-name="P10">28/01/2019</text:p>
      <text:p text:style-name="P10"/>
      <text:p text:style-name="P10">&lt;FORM </text:p>
      <text:p text:style-name="P10"/>
      <text:p text:style-name="P10">&lt;INPUT con il type decido quale oggetto usare text button radiobutton…</text:p>
      <text:p text:style-name="P10"/>
      <text:p text:style-name="P10">proprietà Name, si deve tenere uguale a Type tranne nel caso del radio button</text:p>
      <text:p text:style-name="P10">value = quello che è scritto dentro l’input</text:p>
      <text:p text:style-name="P10"/>
      <text:p text:style-name="P11">conviene mettere ogni oggetto dentro un div</text:p>
      <text:p text:style-name="P11"/>
      <text:p text:style-name="P11"/>
      <text:p text:style-name="P13">30/01/2019</text:p>
      <text:p text:style-name="P11"/>
      <text:p text:style-name="P12">con tag input 3 tipi di pulsanti:</text:p>
      <text:p text:style-name="P12"/>
      <text:p text:style-name="P12">* Submit – &gt; trasmettere <text:s/>dati <text:span text:style-name="T9">del form su cui sono su una </text:span>pagina</text:p>
      <text:p text:style-name="P12">*Reset – &gt; riporta gli oggetti del form allo stato iniziale</text:p>
      <text:p text:style-name="P12">*button</text:p>
      <text:p text:style-name="P12">*<text:span text:style-name="T8">image – &gt; fa il submit ha una immagine e trasmette le coordinate di dove ho cliccato</text:span></text:p>
      <text:p text:style-name="P12"/>
      <text:p text:style-name="P16">se in un form ho un solo input text e il form ha action=”dest.html” quando do invio sul campo trasmetto il dato</text:p>
      <text:p text:style-name="P12"><text:soft-page-break/>poi c’è tag button che ti permette di fare più cose <text:span text:style-name="T7">i type sono uguali</text:span></text:p>
      <text:p text:style-name="P12"/>
      <text:p text:style-name="P14"/>
      <text:p text:style-name="P14">il form ha come proprietà method (come passa i dati) action (a chi passa i dati)</text:p>
      <text:p text:style-name="P15">method:</text:p>
      <text:p text:style-name="P15">get: link a cui passo parametri tramite barra </text:p>
      <text:p text:style-name="P15">post: passo i dati lato server</text:p>
      <text:p text:style-name="P24"/>
      <text:p text:style-name="P17">Da javascript da console se scrivo</text:p>
      <text:p text:style-name="P17">0x il numero dopo viene considerato esadec</text:p>
      <text:p text:style-name="P17">0 in sistema da 8</text:p>
      <text:p text:style-name="P25">0b binario</text:p>
      <text:p text:style-name="P17"/>
      <text:p text:style-name="P18">Far ruotare oggetti</text:p>
      <text:p text:style-name="P18">indico i gradi con 25<text:span text:style-name="T10">deg </text:span><text:span text:style-name="T12">o</text:span><text:span text:style-name="T11">ppure in radianti</text:span><text:span text:style-name="T10"> rad </text:span><text:span text:style-name="T12">o in </text:span><text:span text:style-name="T13">grad</text:span></text:p>
      <text:p text:style-name="P19">scelgo il punto su cui ru<text:span text:style-name="T14">o</text:span>tare indicando coordinate x e y</text:p>
      <text:p text:style-name="P19"><draw:line text:anchor-type="paragraph" draw:z-index="0" draw:name="Forma1" draw:style-name="gr1" draw:text-style-name="P33" svg:x1="6.251cm" svg:y1="1.055cm" svg:x2="6.357cm" svg:y2="4.786cm"><text:p/></draw:line><draw:line text:anchor-type="paragraph" draw:z-index="1" draw:name="Forma2" draw:style-name="gr1" draw:text-style-name="P33" svg:x1="6.516cm" svg:y1="1.081cm" svg:x2="12.813cm" svg:y2="1.107cm"><text:p/></draw:line><draw:frame text:anchor-type="paragraph" draw:z-index="2" draw:name="Forma3" draw:style-name="gr2" draw:text-style-name="P34" svg:width="1.985cm" svg:height="0.733cm" svg:x="8.924cm" svg:y="0.711cm"><draw:text-box><text:p><text:span text:style-name="T18">x</text:span></text:p></draw:text-box></draw:frame><draw:frame text:anchor-type="paragraph" draw:z-index="3" draw:name="Forma4" draw:style-name="gr3" draw:text-style-name="P35" svg:width="0.609cm" svg:height="1.165cm" svg:x="5.643cm" svg:y="2.351cm"><draw:text-box><text:p><text:span text:style-name="T19">y</text:span></text:p></draw:text-box></draw:frame><draw:frame text:anchor-type="paragraph" draw:z-index="4" draw:name="Forma5" draw:style-name="gr4" draw:text-style-name="P34" svg:width="2.276cm" svg:height="1.006cm" svg:x="9.506cm" svg:y="2.775cm"><draw:text-box><text:p><text:span text:style-name="T18">z</text:span></text:p></draw:text-box></draw:frame>indico il lato con ass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transfom: rotate(2deg) rotatex(2deg)</text:p>
      <text:p text:style-name="P26"/>
      <text:p text:style-name="P21">immagine per posizionarla in mezzo devo dare position:absolute</text:p>
      <text:p text:style-name="P21">e dare top: 10px; left: 10px;</text:p>
      <text:p text:style-name="P27"/>
      <text:p text:style-name="P22"/>
      <text:p text:style-name="P22">04-02-2019</text:p>
      <text:p text:style-name="P22"/>
      <text:p text:style-name="P22">proprietà display:</text:p>
      <text:p text:style-name="P22">block : vado a capo subito prima e subito dopo</text:p>
      <text:p text:style-name="P22">altezza automatica si regola in base al contenuto la larghezza è al massimo</text:p>
      <text:p text:style-name="P22"/>
      <text:p text:style-name="P22">inline:non posso settare i valori di larghezza e altezza es. span va a capo </text:p>
      <text:p text:style-name="P22"/>
      <text:p text:style-name="P22">inline-block: elemento via di mezzo es. immagine <text:span text:style-name="T15">ha comportamento in linea ma posso assegnare altezza e larghezza.</text:span></text:p>
      <text:p text:style-name="P22"/>
      <text:p text:style-name="P23">Posizionamento proprietà display:</text:p>
      <text:list xml:id="list766504221610804531" text:style-name="L2">
        <text:list-item>
          <text:p text:style-name="P30">Static: statico non fornisco la position ma la posizione è data dal contesto (è il default)</text:p>
        </text:list-item>
        <text:list-item>
          <text:p text:style-name="P30">Relative: <text:span text:style-name="T16">inizialmente statico poi posso usare proprietà left e top oppure bottom e right, indicando di quanto lo voglio spostare positivo aumenta negativo diminuisce<text:tab/></text:span></text:p>
        </text:list-item>
        <text:list-item>
          <text:p text:style-name="P31">Absolute: mi permette di usare top left.. partendo da 0 (non sempre) <text:span text:style-name="T17">rispetto a un contenitore </text:span></text:p>
        </text:list-item>
        <text:list-item>
          <text:p text:style-name="P32"><text:soft-page-break/>Fixed: come absolute ma per contenitore si intende la porzione di schermo che ho a disposizione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8:16:28.111467571</meta:creation-date>
    <dc:date>2019-02-11T15:59:27.877623078</dc:date>
    <meta:editing-duration>PT13H59M7S</meta:editing-duration>
    <meta:editing-cycles>19</meta:editing-cycles>
    <meta:generator>LibreOffice/5.2.7.2$Linux_X86_64 LibreOffice_project/20m0$Build-2</meta:generator>
    <meta:document-statistic meta:table-count="0" meta:image-count="0" meta:object-count="0" meta:page-count="3" meta:paragraph-count="57" meta:word-count="501" meta:character-count="2918" meta:non-whitespace-character-count="2464"/>
  </office:meta>
</office:document-meta>
</file>